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0217in" svg:height="6.7673in" svg:x="0.4768in" svg:y="2.8232in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.1" calcext:value-type="float">
            <text:p>110.1</text:p>
          </table:table-cell>
          <table:table-cell/>
          <table:table-cell table:formula="of:=AVERAGE([.B1:.B15])" office:value-type="float" office:value="121.546666666667" calcext:value-type="float">
            <text:p>121.54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.7" calcext:value-type="float">
            <text:p>114.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8.1" calcext:value-type="float">
            <text:p>118.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1.8" calcext:value-type="float">
            <text:p>121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3.1" calcext:value-type="float">
            <text:p>123.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.9" calcext:value-type="float">
            <text:p>124.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.6" calcext:value-type="float">
            <text:p>127.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0.6" calcext:value-type="float">
            <text:p>130.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1.9" calcext:value-type="float">
            <text:p>131.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4.1" calcext:value-type="float">
            <text:p>134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1:59:11.374500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6-18T02:22:08.726259253</dc:date>
    <meta:editing-duration>PT23M15S</meta:editing-duration>
    <meta:editing-cycles>4</meta:editing-cycles>
    <meta:document-statistic meta:table-count="1" meta:cell-count="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Trendlin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36cm" svg:height="17.19cm" xlink:href=".." xlink:type="simple" chart:class="chart:scatter" chart:style-name="ch1">
        <chart:legend chart:legend-position="end" svg:x="27.79cm" svg:y="8.047cm" style:legend-expansion="high" chart:style-name="ch2"/>
        <chart:plot-area chart:style-name="ch3" table:cell-range-address="Sheet1.A1:Sheet1.B15" chart:data-source-has-labels="row" svg:x="0.61cm" svg:y="0.343cm" svg:width="26.57cm" svg:height="16.504cm">
          <chart:coordinate-region svg:x="1.231cm" svg:y="0.542cm" svg:width="25.483cm" svg:height="15.6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5" loext:label-string="r" chart:class="chart:scatter">
            <chart:domain table:cell-range-address="Sheet1.A1:Sheet1.A15"/>
            <chart:regression-curve chart:style-name="ch8">
              <chart:equation chart:display-equation="true" chart:display-r-square="false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1:Sheet1.A15</svg:desc>
                </draw:g>
              </table:table-cell>
              <table:table-cell office:value-type="float" office:value="109.4">
                <text:p>109.4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134.1">
                <text:p>13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